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3101b" officeooo:paragraph-rsid="0013101b"/>
    </style:style>
    <style:style style:name="P2" style:family="paragraph" style:parent-style-name="Preformatted_20_Text">
      <style:text-properties officeooo:rsid="0013101b" officeooo:paragraph-rsid="0013101b"/>
    </style:style>
    <style:style style:name="P3" style:family="paragraph" style:parent-style-name="Text_20_body">
      <style:text-properties officeooo:rsid="0013101b" officeooo:paragraph-rsid="0013101b"/>
    </style:style>
    <style:style style:name="P4" style:family="paragraph" style:parent-style-name="Preformatted_20_Text">
      <style:text-properties officeooo:rsid="0013101b" officeooo:paragraph-rsid="001b5767"/>
    </style:style>
    <style:style style:name="P5" style:family="paragraph" style:parent-style-name="Heading">
      <style:text-properties officeooo:rsid="0013e7f2" officeooo:paragraph-rsid="0013e7f2"/>
    </style:style>
    <style:style style:name="P6" style:family="paragraph" style:parent-style-name="Preformatted_20_Text">
      <style:text-properties officeooo:rsid="0013e7f2" officeooo:paragraph-rsid="0013e7f2"/>
    </style:style>
    <style:style style:name="P7" style:family="paragraph" style:parent-style-name="Standard">
      <style:text-properties officeooo:rsid="0013e7f2" officeooo:paragraph-rsid="0013e7f2"/>
    </style:style>
    <style:style style:name="P8" style:family="paragraph" style:parent-style-name="Preformatted_20_Text">
      <style:text-properties officeooo:rsid="000a9844" officeooo:paragraph-rsid="0013101b"/>
    </style:style>
    <style:style style:name="P9" style:family="paragraph" style:parent-style-name="Text_20_body">
      <style:text-properties officeooo:rsid="000a9844" officeooo:paragraph-rsid="0013101b"/>
    </style:style>
    <style:style style:name="P10" style:family="paragraph" style:parent-style-name="Preformatted_20_Text">
      <style:text-properties officeooo:rsid="0010efac" officeooo:paragraph-rsid="0013101b"/>
    </style:style>
    <style:style style:name="P11" style:family="paragraph" style:parent-style-name="Preformatted_20_Text">
      <style:text-properties officeooo:paragraph-rsid="0013101b"/>
    </style:style>
    <style:style style:name="P12" style:family="paragraph" style:parent-style-name="Text_20_body">
      <style:text-properties officeooo:paragraph-rsid="0013101b"/>
    </style:style>
    <style:style style:name="P13" style:family="paragraph" style:parent-style-name="Preformatted_20_Text">
      <style:text-properties officeooo:paragraph-rsid="001ce5e8"/>
    </style:style>
    <style:style style:name="P14" style:family="paragraph" style:parent-style-name="Standard">
      <style:text-properties officeooo:paragraph-rsid="001ce5e8"/>
    </style:style>
    <style:style style:name="P15" style:family="paragraph" style:parent-style-name="Preformatted_20_Text">
      <style:text-properties officeooo:paragraph-rsid="001ec8af"/>
    </style:style>
    <style:style style:name="P16" style:family="paragraph" style:parent-style-name="Preformatted_20_Text">
      <style:text-properties officeooo:paragraph-rsid="00204c82"/>
    </style:style>
    <style:style style:name="P17" style:family="paragraph" style:parent-style-name="Standard">
      <style:text-properties officeooo:paragraph-rsid="0013e7f2"/>
    </style:style>
    <style:style style:name="P18" style:family="paragraph" style:parent-style-name="Standard">
      <style:text-properties officeooo:paragraph-rsid="001b5767"/>
    </style:style>
    <style:style style:name="P19" style:family="paragraph" style:parent-style-name="Standard">
      <style:text-properties officeooo:rsid="001ce5e8" officeooo:paragraph-rsid="001ce5e8"/>
    </style:style>
    <style:style style:name="P20" style:family="paragraph" style:parent-style-name="Preformatted_20_Text">
      <style:text-properties officeooo:rsid="001ce5e8" officeooo:paragraph-rsid="001ce5e8"/>
    </style:style>
    <style:style style:name="P21" style:family="paragraph" style:parent-style-name="Standard">
      <style:text-properties officeooo:paragraph-rsid="001e2d31"/>
    </style:style>
    <style:style style:name="P22" style:family="paragraph" style:parent-style-name="Standard">
      <style:text-properties officeooo:rsid="001e2d31" officeooo:paragraph-rsid="001e2d31"/>
    </style:style>
    <style:style style:name="P23" style:family="paragraph" style:parent-style-name="Text_20_body">
      <style:text-properties officeooo:rsid="001e2d31" officeooo:paragraph-rsid="001e2d31"/>
    </style:style>
    <style:style style:name="P24" style:family="paragraph" style:parent-style-name="Standard">
      <style:text-properties officeooo:rsid="001ec8af" officeooo:paragraph-rsid="001ec8af"/>
    </style:style>
    <style:style style:name="P25" style:family="paragraph" style:parent-style-name="Text_20_body">
      <style:text-properties officeooo:rsid="001ec8af" officeooo:paragraph-rsid="001ec8af"/>
    </style:style>
    <style:style style:name="P26" style:family="paragraph" style:parent-style-name="Standard">
      <style:text-properties officeooo:rsid="00204c82" officeooo:paragraph-rsid="00204c82"/>
    </style:style>
    <style:style style:name="P27" style:family="paragraph" style:parent-style-name="Text_20_body">
      <style:text-properties officeooo:rsid="00204c82" officeooo:paragraph-rsid="00204c82"/>
    </style:style>
    <style:style style:name="P28" style:family="paragraph" style:parent-style-name="Text_20_body">
      <style:text-properties officeooo:rsid="0014837b" officeooo:paragraph-rsid="0014837b"/>
    </style:style>
    <style:style style:name="P29" style:family="paragraph" style:parent-style-name="Text_20_body">
      <style:text-properties officeooo:paragraph-rsid="001837ab"/>
    </style:style>
    <style:style style:name="P30" style:family="paragraph" style:parent-style-name="Text_20_body">
      <style:text-properties officeooo:paragraph-rsid="00186615"/>
    </style:style>
    <style:style style:name="P31" style:family="paragraph" style:parent-style-name="Text_20_body">
      <style:text-properties officeooo:paragraph-rsid="0021e50e"/>
    </style:style>
    <style:style style:name="P32" style:family="paragraph" style:parent-style-name="Title">
      <style:paragraph-properties fo:text-align="center" style:justify-single-word="false"/>
    </style:style>
    <style:style style:name="P33" style:family="paragraph" style:parent-style-name="Standard">
      <style:text-properties style:font-name="Liberation Mono" fo:font-size="10pt" fo:font-weight="bold" officeooo:rsid="001ce5e8" officeooo:paragraph-rsid="001ce5e8" style:font-size-asian="10pt" style:font-weight-asian="bold" style:font-size-complex="10pt" style:font-weight-complex="bold"/>
    </style:style>
    <style:style style:name="P34" style:family="paragraph" style:parent-style-name="Standard">
      <style:text-properties fo:font-style="normal" officeooo:rsid="001e2d31" officeooo:paragraph-rsid="001e2d31" style:font-style-asian="normal" style:font-style-complex="normal"/>
    </style:style>
    <style:style style:name="P35" style:family="paragraph" style:parent-style-name="Heading_20_1">
      <style:text-properties officeooo:rsid="0013101b" officeooo:paragraph-rsid="0013101b"/>
    </style:style>
    <style:style style:name="P36" style:family="paragraph" style:parent-style-name="Heading_20_3">
      <style:text-properties officeooo:paragraph-rsid="0013101b"/>
    </style:style>
    <style:style style:name="P37" style:family="paragraph" style:parent-style-name="Heading_20_3">
      <style:text-properties officeooo:rsid="0013101b" officeooo:paragraph-rsid="0013101b"/>
    </style:style>
    <style:style style:name="T1" style:family="text">
      <style:text-properties officeooo:rsid="0011251b"/>
    </style:style>
    <style:style style:name="T2" style:family="text">
      <style:text-properties fo:font-style="italic" style:font-style-asian="italic" style:font-style-complex="italic"/>
    </style:style>
    <style:style style:name="T3" style:family="text">
      <style:text-properties fo:font-style="italic" officeooo:rsid="0011251b" style:font-style-asian="italic" style:font-style-complex="italic"/>
    </style:style>
    <style:style style:name="T4" style:family="text">
      <style:text-properties fo:font-style="italic" officeooo:rsid="00186615" style:font-style-asian="italic" style:font-style-complex="italic"/>
    </style:style>
    <style:style style:name="T5" style:family="text">
      <style:text-properties fo:font-style="italic" officeooo:rsid="0019faa0" style:font-style-asian="italic" style:font-style-complex="italic"/>
    </style:style>
    <style:style style:name="T6" style:family="text">
      <style:text-properties fo:font-style="italic" fo:font-weight="bold" officeooo:rsid="00186615"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1251b" style:font-style-asian="normal" style:font-style-complex="normal"/>
    </style:style>
    <style:style style:name="T9" style:family="text">
      <style:text-properties fo:font-style="normal" officeooo:rsid="00186615" style:font-style-asian="normal" style:font-style-complex="normal"/>
    </style:style>
    <style:style style:name="T10" style:family="text">
      <style:text-properties fo:font-style="normal" officeooo:rsid="0019faa0" style:font-style-asian="normal" style:font-style-complex="normal"/>
    </style:style>
    <style:style style:name="T11" style:family="text">
      <style:text-properties fo:font-style="normal" officeooo:rsid="001a66a3" style:font-style-asian="normal" style:font-style-complex="normal"/>
    </style:style>
    <style:style style:name="T12" style:family="text">
      <style:text-properties fo:font-style="normal" officeooo:rsid="001ab3a8" style:font-style-asian="normal" style:font-style-complex="normal"/>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1251b" style:font-style-asian="normal" style:font-style-complex="normal"/>
    </style:style>
    <style:style style:name="T15" style:family="text">
      <style:text-properties fo:language="el" fo:country="GR" fo:font-style="normal" officeooo:rsid="0013101b" style:font-style-asian="normal" style:font-style-complex="normal"/>
    </style:style>
    <style:style style:name="T16" style:family="text">
      <style:text-properties fo:language="el" fo:country="GR" fo:font-style="normal" officeooo:rsid="001837ab" style:font-style-asian="normal" style:font-style-complex="normal"/>
    </style:style>
    <style:style style:name="T17" style:family="text">
      <style:text-properties fo:language="el" fo:country="GR" fo:font-style="normal" officeooo:rsid="00186615" style:font-style-asian="normal" style:font-style-complex="normal"/>
    </style:style>
    <style:style style:name="T18" style:family="text">
      <style:text-properties fo:language="el" fo:country="GR" fo:font-style="normal" officeooo:rsid="001a66a3" style:font-style-asian="normal" style:font-style-complex="normal"/>
    </style:style>
    <style:style style:name="T19" style:family="text">
      <style:text-properties fo:language="el" fo:country="GR" fo:font-style="normal" officeooo:rsid="001ab3a8" style:font-style-asian="normal" style:font-style-complex="normal"/>
    </style:style>
    <style:style style:name="T20" style:family="text">
      <style:text-properties fo:language="el" fo:country="GR" fo:font-style="normal" officeooo:rsid="0022162b" style:font-style-asian="normal" style:font-style-complex="normal"/>
    </style:style>
    <style:style style:name="T21" style:family="text">
      <style:text-properties fo:language="el" fo:country="GR" fo:font-style="normal" fo:font-weight="normal" officeooo:rsid="0013101b" style:font-style-asian="normal" style:font-weight-asian="normal" style:font-style-complex="normal" style:font-weight-complex="normal"/>
    </style:style>
    <style:style style:name="T22" style:family="text">
      <style:text-properties fo:language="el" fo:country="GR" fo:font-style="italic" officeooo:rsid="0011251b" style:font-style-asian="italic" style:font-style-complex="italic"/>
    </style:style>
    <style:style style:name="T23" style:family="text">
      <style:text-properties fo:language="el" fo:country="GR" fo:font-style="italic" officeooo:rsid="001837ab" style:font-style-asian="italic" style:font-style-complex="italic"/>
    </style:style>
    <style:style style:name="T24" style:family="text">
      <style:text-properties fo:language="el" fo:country="GR" fo:font-style="italic" officeooo:rsid="0019faa0" style:font-style-asian="italic" style:font-style-complex="italic"/>
    </style:style>
    <style:style style:name="T25" style:family="text">
      <style:text-properties fo:language="el" fo:country="GR" fo:font-style="italic" fo:font-weight="bold" officeooo:rsid="0013101b" style:font-style-asian="italic" style:font-weight-asian="bold" style:font-style-complex="italic" style:font-weight-complex="bold"/>
    </style:style>
    <style:style style:name="T26" style:family="text">
      <style:text-properties fo:language="el" fo:country="GR" fo:font-style="italic" fo:font-weight="bold" officeooo:rsid="0011251b" style:font-style-asian="italic" style:font-weight-asian="bold" style:font-style-complex="italic" style:font-weight-complex="bold"/>
    </style:style>
    <style:style style:name="T27" style:family="text">
      <style:text-properties officeooo:rsid="0013101b"/>
    </style:style>
    <style:style style:name="T28" style:family="text">
      <style:text-properties fo:font-weight="bold" officeooo:rsid="00169c8a" style:font-weight-asian="bold" style:font-weight-complex="bold"/>
    </style:style>
    <style:style style:name="T29" style:family="text">
      <style:text-properties fo:font-weight="normal" officeooo:rsid="00169c8a" style:font-weight-asian="normal" style:font-weight-complex="normal"/>
    </style:style>
    <style:style style:name="T30" style:family="text">
      <style:text-properties fo:font-weight="normal" officeooo:rsid="001b5767" style:font-weight-asian="normal" style:font-weight-complex="normal"/>
    </style:style>
    <style:style style:name="T31" style:family="text">
      <style:text-properties officeooo:rsid="001530ad"/>
    </style:style>
    <style:style style:name="T32" style:family="text">
      <style:text-properties officeooo:rsid="00169c8a"/>
    </style:style>
    <style:style style:name="T33" style:family="text">
      <style:text-properties officeooo:rsid="000a9844"/>
    </style:style>
    <style:style style:name="T34" style:family="text">
      <style:text-properties officeooo:rsid="001e29b5"/>
    </style:style>
    <style:style style:name="T35" style:family="text">
      <style:text-properties officeooo:rsid="001cd300"/>
    </style:style>
    <style:style style:name="T36" style:family="text">
      <style:text-properties officeooo:rsid="0013e7f2"/>
    </style:style>
    <style:style style:name="T37" style:family="text">
      <style:text-properties officeooo:rsid="00186615"/>
    </style:style>
    <style:style style:name="T38" style:family="text">
      <style:text-properties fo:language="en" fo:country="US"/>
    </style:style>
    <style:style style:name="T39" style:family="text">
      <style:text-properties fo:language="en" fo:country="US" fo:font-style="italic" style:font-style-asian="italic" style:font-style-complex="italic"/>
    </style:style>
    <style:style style:name="T40" style:family="text">
      <style:text-properties officeooo:rsid="0019faa0"/>
    </style:style>
    <style:style style:name="T41" style:family="text">
      <style:text-properties officeooo:rsid="001ab3a8"/>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01ab3a8" style:font-size-asian="10pt" style:font-weight-asian="bold" style:font-size-complex="10pt" style:font-weight-complex="bold"/>
    </style:style>
    <style:style style:name="T44" style:family="text">
      <style:text-properties style:font-name="Liberation Mono" fo:font-size="10pt" fo:font-weight="bold" officeooo:rsid="001ce5e8" style:font-size-asian="10pt" style:font-weight-asian="bold" style:font-size-complex="10pt" style:font-weight-complex="bold"/>
    </style:style>
    <style:style style:name="T45" style:family="text">
      <style:text-properties style:font-name="Liberation Mono" fo:font-size="10pt" fo:font-weight="bold" officeooo:rsid="0013e7f2" style:font-size-asian="10pt" style:font-weight-asian="bold" style:font-size-complex="10pt" style:font-weight-complex="bold"/>
    </style:style>
    <style:style style:name="T46" style:family="text">
      <style:text-properties style:font-name="Liberation Mono" fo:font-size="10pt" fo:font-weight="bold" officeooo:rsid="001f567c" style:font-size-asian="10pt" style:font-weight-asian="bold" style:font-size-complex="10pt" style:font-weight-complex="bold"/>
    </style:style>
    <style:style style:name="T47" style:family="text">
      <style:text-properties style:font-name="Liberation Mono" fo:font-size="10pt" fo:font-weight="bold" officeooo:rsid="00204c82" style:font-size-asian="10pt" style:font-weight-asian="bold" style:font-size-complex="10pt" style:font-weight-complex="bold"/>
    </style:style>
    <style:style style:name="T48" style:family="text">
      <style:text-properties fo:font-size="10pt" fo:font-weight="bold" officeooo:rsid="001f567c" style:font-size-asian="10pt" style:font-weight-asian="bold" style:font-size-complex="10pt" style:font-weight-complex="bold"/>
    </style:style>
    <style:style style:name="T49" style:family="text">
      <style:text-properties officeooo:rsid="001b5767"/>
    </style:style>
    <style:style style:name="T50" style:family="text">
      <style:text-properties officeooo:rsid="001ce5e8"/>
    </style:style>
    <style:style style:name="T51" style:family="text">
      <style:text-properties officeooo:rsid="001e2d31"/>
    </style:style>
    <style:style style:name="T52" style:family="text">
      <style:text-properties officeooo:rsid="001ec8af"/>
    </style:style>
    <style:style style:name="T53" style:family="text">
      <style:text-properties officeooo:rsid="001f567c"/>
    </style:style>
    <style:style style:name="T54" style:family="text">
      <style:text-properties officeooo:rsid="00204c82"/>
    </style:style>
    <style:style style:name="T55" style:family="text">
      <style:text-properties fo:color="#ffff00" loext:opacity="100%" style:font-name="Liberation Mono" fo:font-size="10pt" fo:font-weight="bold" officeooo:rsid="00204c82" style:font-name-asian="DejaVu Sans Mono" style:font-size-asian="10pt" style:font-name-complex="Liberation Mono" style:font-size-complex="10pt"/>
    </style:style>
    <style:style style:name="T56" style:family="text">
      <style:text-properties officeooo:rsid="0021e50e"/>
    </style:style>
    <style:style style:name="T57" style:family="text">
      <style:text-properties officeooo:rsid="0022162b"/>
    </style:style>
    <style:style style:name="T58" style:family="text">
      <style:text-properties officeooo:rsid="002ef595"/>
    </style:style>
    <style:style style:name="T59" style:family="text">
      <style:text-properties officeooo:rsid="002f6a59"/>
    </style:style>
    <style:style style:name="T60" style:family="text">
      <style:text-properties officeooo:rsid="002ff0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naphors or Scriptlets</text:p>
      <text:p text:style-name="P29"><text:span text:style-name="T1">In computer languages a snippet of code that refers to something else is called an </text:span><text:span text:style-name="T3">anaphoric macro</text:span><text:span text:style-name="T8"> (from Greek </text:span><text:span text:style-name="T13">ἀναφορά</text:span><text:span text:style-name="T14"> for "carrying back")</text:span><text:span text:style-name="T14"><text:note text:id="ftn1" text:note-class="footnote"><text:note-citation>1</text:note-citation><text:note-body><text:p text:style-name="Text_20_body"><text:span text:style-name="T14">The pointing back reference is called </text:span><text:span text:style-name="T19">an</text:span><text:span text:style-name="T14"> </text:span><text:span text:style-name="T26">anaphor </text:span><text:span text:style-name="T14">and the entity to which it refers is its </text:span><text:span text:style-name="T26">antecedent</text:span><text:span text:style-name="T14">. </text:span><text:span text:style-name="T17">E.g., “Beware the Jabberwock, my son! </text:span>The jaws that bite, the claws that catch, <text:span text:style-name="T4">he</text:span><text:span text:style-name="T37"> has eyes of flame!” In this case, </text:span><text:span text:style-name="T4">he</text:span><text:span text:style-name="T9"> is the anaphor, since it refers back to the antecedent, </text:span><text:span text:style-name="T12">the Jabberwock</text:span><text:span text:style-name="T9">. Cf.</text:span><text:span text:style-name="T4"> </text:span><text:span text:style-name="T6">cataphors</text:span><text:span text:style-name="T9"> which refer to things ahead,</text:span><text:span text:style-name="T4"> e.g.</text:span><text:span text:style-name="T9">, “</text:span><text:span text:style-name="T38">If you want </text:span><text:span text:style-name="T39">some</text:span><text:span text:style-name="T38">, there's coffee in the pot.”</text:span><text:span text:style-name="T4"> </text:span><text:span text:style-name="T40">where </text:span><text:span text:style-name="T5">some </text:span><text:span text:style-name="T10"><text:s/>is the cataphor. </text:span><text:span text:style-name="T11">QDL does not use cataphors. </text:span><text:span text:style-name="T10">Then there are </text:span><text:span text:style-name="T5">metaphors</text:span><text:span text:style-name="T10">, which QDL </text:span><text:span text:style-name="T11">also </text:span><text:span text:style-name="T10">does not use, but the author, </text:span><text:span text:style-name="T11">ever interested in getting his ducks on the same page, </text:span><text:span text:style-name="T10"><text:s/>mixes badly.</text:span></text:p><text:p text:style-name="P30"><text:span text:style-name="T17"><text:s/></text:span><text:span text:style-name="T14"><text:s/></text:span><text:span text:style-name="T24">Ergo</text:span><text:span text:style-name="T23">.,</text:span><text:span text:style-name="T16"> the JSON blobs in this article are references to scripts </text:span><text:span text:style-name="T20">or QDL code outright</text:span><text:span text:style-name="T16">. </text:span><text:span text:style-name="T18">T</text:span><text:span text:style-name="T16">hey are the <text:s/>anaphors which reference antecedents, </text:span><text:span text:style-name="T18">existing QDL scirpts</text:span><text:span text:style-name="T16">.</text:span></text:p></text:note-body></text:note></text:span><text:span text:style-name="T14">. <text:s/>QDL may be used as a server-side scripting language (</text:span><text:span text:style-name="T22">e.g. </text:span><text:span text:style-name="T14">OA4MP uses it extensively). <text:s/></text:span><text:span text:style-name="T15">A single instance is called an </text:span><text:span text:style-name="T25">anaphor </text:span><text:span text:style-name="T21">or </text:span><text:span text:style-name="T25">scriptlet</text:span><text:span text:style-name="T21">. </text:span></text:p>
      <text:h text:style-name="P35" text:outline-level="1">What problem does this solve?</text:h>
      <text:p text:style-name="P3">A typical case is that a server has been extended with QDL, so that QDL scripts may be called and QDL then may be used to extend the server. QDL has a runtime engine (in Java) that can be invoked and a well-defined Java API for passing <text:span text:style-name="T58">a</text:span>naphors in and getting results back. Since we do not want to require someone to rewrite an existing server to be QDL-aware, this is a translation layer that either has a reference (or more) to a QDL script and the arguments. This is all done in JSON, which is reasonably enough widely used that most servers can at least read it and pass it along. </text:p>
      <text:p text:style-name="P3">Since QDL should not be aware of the server, there <text:s/>is a neutral element called the execution metadata (or xmd – see below) that is simply a JSON object the server can manage that contains the information it needs to know when to invoke its QDL runtime engine.</text:p>
      <text:h text:style-name="Heading_20_1" text:outline-level="1">Structure</text:h>
      <text:p text:style-name="P12"><text:span text:style-name="T33">This is the format for </text:span><text:span text:style-name="T27">an anaphor </text:span><text:span text:style-name="T33">used by QDL . This is an element in JSON and may be put any place. </text:span><text:span text:style-name="T31">This is the grammar:</text:span></text:p>
      <text:p text:style-name="P9"/>
      <text:p text:style-name="P11">{"qdl" : </text:p>
      <text:p text:style-name="P11"><text:s text:c="3"/>BLOCK | [BLOCK+], // <text:span text:style-name="T32">Either a block or array of blocks</text:span></text:p>
      <text:p text:style-name="P11"><text:s text:c="3"/><text:span text:style-name="T33">}</text:span></text:p>
      <text:p text:style-name="P9"/>
      <text:p text:style-name="P11">BLOCK :</text:p>
      <text:p text:style-name="P8">{</text:p>
      <text:p text:style-name="P8"><text:s text:c="2"/>CODE </text:p>
      <text:p text:style-name="P8"><text:s text:c="3"/>[, ARGS]</text:p>
      <text:p text:style-name="P10"><text:s text:c="2"/></text:p>
      <text:p text:style-name="P8">}</text:p>
      <text:p text:style-name="P8"/>
      <text:p text:style-name="P8"><text:soft-page-break/></text:p>
      <text:p text:style-name="P8">CODE: </text:p>
      <text:p text:style-name="P8"><text:s text:c="2"/><text:span text:style-name="T34">(</text:span>"<text:span text:style-name="T35">load</text:span>" : <text:span text:style-name="T34">LINE) | (</text:span>"code" <text:s/>: LINE+<text:span text:style-name="T34">)</text:span></text:p>
      <text:p text:style-name="P8"/>
      <text:p text:style-name="P8"><text:bookmark-start text:name="__DdeLink__489636_1332219333"/>ARGS: </text:p>
      <text:p text:style-name="P8"><text:s text:c="2"/>"args" : ARG | [ARG+] // <text:span text:style-name="T32">Either a single arg or an array of them</text:span></text:p>
      <text:p text:style-name="P8"><text:s/></text:p>
      <text:p text:style-name="P8">ARG: <text:s/></text:p>
      <text:p text:style-name="P8"><text:s text:c="3"/>STRING | INTEGER | DECIMAL | BOOLEAN | JSON<text:bookmark-end text:name="__DdeLink__489636_1332219333"/></text:p>
      <text:p text:style-name="P8"/>
      <text:p text:style-name="P2">JSON:</text:p>
      <text:p text:style-name="P2"><text:s text:c="2"/>Any JSON object</text:p>
      <text:p text:style-name="Text_20_body"/>
      <text:h text:style-name="Heading_20_3" text:outline-level="3">load</text:h>
      <text:p text:style-name="P3">The name of a QDL script. The QDL runtime is aware of any configured virtual file systems and the script path set in QDL will be scanned. </text:p>
      <text:h text:style-name="P36" text:outline-level="3">code</text:h>
      <text:p text:style-name="Standard"><text:span text:style-name="T27">Actual lines of QDL code. These are passed to the runtime engine and executed. <text:s/>Generally you should load a script and use that, but sometimes a single line of QDL is all that is needed. If you need more than a few lines in a code block, consider moving it to a proper script.</text:span> </text:p>
      <text:h text:style-name="P37" text:outline-level="3">args</text:h>
      <text:p text:style-name="P3">A JSON object of arguments. These will be turned into a stem and passed to the script. <text:span text:style-name="T49">A list will have each element passed as an argument to the script. Anything else will be passed as a single argument. You may pass JSON elements in a list and these will be converted to stems and passed as arguments.</text:span></text:p>
      <text:p text:style-name="P1">Example <text:span text:style-name="T50">1</text:span></text:p>
      <text:p text:style-name="P2">{"qdl":</text:p>
      <text:p text:style-name="P2"><text:s text:c="3"/>{</text:p>
      <text:p text:style-name="P2"><text:s text:c="4"/>"load" : "scripts/utils/db_setup.qdl"</text:p>
      <text:p text:style-name="P2"><text:s text:c="4"/>"args" : <text:span text:style-name="T49">[</text:span>"bob", "my_password", 421<text:span text:style-name="T49">]</text:span></text:p>
      <text:p text:style-name="P2"><text:s text:c="3"/>}</text:p>
      <text:p text:style-name="P2">}</text:p>
      <text:p text:style-name="Standard"/>
      <text:p text:style-name="P14"><text:span text:style-name="T36">In this case, a script named </text:span><text:span text:style-name="T45">db_setup.qdl</text:span><text:span text:style-name="T36"> will be run and the given arguments will be passed in, </text:span><text:span text:style-name="T50">each as a separate argument</text:span><text:span text:style-name="T36">. </text:span><text:span text:style-name="T50">So in the script, </text:span><text:span text:style-name="T44">args().0 == </text:span><text:span text:style-name="T42">'</text:span><text:span text:style-name="T44">bob'</text:span><text:span text:style-name="T50">, etc.</text:span><text:span text:style-name="T36"> </text:span></text:p>
      <text:p text:style-name="Heading">Example <text:span text:style-name="T50">2</text:span></text:p>
      <text:p text:style-name="P20">{</text:p>
      <text:p text:style-name="P13"><text:s/>"qdl":</text:p>
      <text:p text:style-name="P4"><text:s text:c="3"/>{</text:p>
      <text:p text:style-name="P4"><text:s text:c="4"/>"load" : "scripts/utils/db_setup.qdl"</text:p>
      <text:p text:style-name="P4"><text:s text:c="4"/>"args" : <text:span text:style-name="T49">{</text:span>"username":"bob", "password":"my_password", "port":421<text:span text:style-name="T49">}</text:span></text:p>
      <text:p text:style-name="P4"><text:s text:c="3"/>}</text:p>
      <text:p text:style-name="P4">}</text:p>
      <text:p text:style-name="P21"/>
      <text:p text:style-name="P19"><text:soft-page-break/>In this case, it is identical to Example 1, except for the <text:span text:style-name="T42">args</text:span> element, which has a single stem passed, so </text:p>
      <text:p text:style-name="P33">args().0 == {'username':'bob',...}</text:p>
      <text:p text:style-name="P7"/>
      <text:p text:style-name="P5">Example <text:span text:style-name="T50">3, </text:span>with <text:span text:style-name="T41">additional elements</text:span></text:p>
      <text:p text:style-name="P6">{</text:p>
      <text:p text:style-name="P13"><text:s/><text:span text:style-name="T27">"</text:span>qdl<text:span text:style-name="T27">":</text:span></text:p>
      <text:p text:style-name="P13"><text:s text:c="3"/>{<text:line-break/> <text:s text:c="3"/><text:span text:style-name="T27">"</text:span>load<text:span text:style-name="T27">" : </text:span>"fnal/fnal-idtoken.qdl",<text:line-break/> <text:s text:c="4"/><text:span text:style-name="T27">"</text:span>xmd<text:span text:style-name="T27">" : </text:span>{<text:span text:style-name="T27">"</text:span>exec_phase<text:span text:style-name="T27">":</text:span>"post_token"}<text:line-break/> <text:s text:c="2"/>}</text:p>
      <text:p text:style-name="P6">}</text:p>
      <text:p text:style-name="Standard"/>
      <text:p text:style-name="P18"><text:span text:style-name="T41">Implementors are free to add more elements to anaphors to help them manage the state. In this case, there is an </text:span><text:span text:style-name="T43">xmd</text:span><text:span text:style-name="T41"> element </text:span><text:span text:style-name="T49">(from </text:span><text:span text:style-name="T32">e</text:span><text:span text:style-name="T28">X</text:span><text:span text:style-name="T29">ecution </text:span><text:span text:style-name="T28">M</text:span><text:span text:style-name="T29">eta</text:span><text:span text:style-name="T28">D</text:span><text:span text:style-name="T29">ata</text:span><text:span text:style-name="T30">)</text:span><text:span text:style-name="T41">. </text:span><text:span text:style-name="T36">This has a given script to run, </text:span><text:span text:style-name="T41">but no </text:span><text:span text:style-name="T43">args</text:span><text:span text:style-name="T36">. There are no arguments and the server would read the </text:span><text:span text:style-name="T45">xmd</text:span><text:span text:style-name="T36"> and decide whether or not to call </text:span><text:span text:style-name="T50">its</text:span><text:span text:style-name="T36"> QDL runtime engine on this. </text:span><text:span text:style-name="T50">Again, QDL does not specify extra elements, the contract is that it ignores them but will faithfully transmit them if needed so they are not lost.</text:span></text:p>
      <text:p text:style-name="P17"/>
      <text:h text:style-name="Heading_20_1" text:outline-level="1">The Anaphors module</text:h>
      <text:p text:style-name="P28">This is a module with tools that make running <text:span text:style-name="T50">scripts easy. It is in the standard distribution.</text:span></text:p>
      <text:p text:style-name="P28"/>
      <text:p text:style-name="Preformatted_20_Text"><text:s text:c="3"/>a :<text:span text:style-name="T51">=</text:span> <text:span text:style-name="T51">i</text:span>mport(load('anaphors'))</text:p>
      <text:p text:style-name="Preformatted_20_Text"><text:s text:c="3"/><text:span text:style-name="T51">)funcs a</text:span></text:p>
      <text:p text:style-name="Preformatted_20_Text">exec([1]) <text:s/>json_in([1]) <text:s/>simple_exec([1]) <text:s/>to_code([1]) <text:s/>to_load([1,2]) <text:s/></text:p>
      <text:p text:style-name="Preformatted_20_Text">5 total functions</text:p>
      <text:p text:style-name="Standard"/>
      <text:p text:style-name="P22">This loads the anaphors module and lists the functions. You can list help for the module with</text:p>
      <text:p text:style-name="P22"/>
      <text:p text:style-name="Preformatted_20_Text"><text:s text:c="3"/>)help -m a<text:line-break/> This module defines several functions for working with scriptlets</text:p>
      <text:p text:style-name="Preformatted_20_Text"><text:s/>aka anaphora aka anaphoric macros.</text:p>
      <text:p text:style-name="Preformatted_20_Text"><text:s/>An anaphor or scriptlet is a JSON representation</text:p>
      <text:p text:style-name="Preformatted_20_Text"><text:s/>. . .<text:span text:style-name="T54">lots more</text:span></text:p>
      <text:p text:style-name="P22"/>
      <text:p text:style-name="P22">and of course help for each function by <text:span text:style-name="T2">e</text:span><text:span text:style-name="T7">.</text:span><text:span text:style-name="T2">g</text:span><text:span text:style-name="T7">.,</text:span></text:p>
      <text:p text:style-name="P34"/>
      <text:p text:style-name="Preformatted_20_Text"><text:s text:c="3"/>)help a#exec 1<text:line-break/> exec(x) - execute a generic <text:span text:style-name="T55">anaphor</text:span> (includes lists of them).</text:p>
      <text:p text:style-name="Preformatted_20_Text"><text:s/>x is one of</text:p>
      <text:p text:style-name="Preformatted_20_Text"><text:s text:c="3"/>* the JSON string for this anaphor</text:p>
      <text:p text:style-name="Preformatted_20_Text"><text:s text:c="3"/>* The full anaphor,e.g. {'qdl':{'load':....}}</text:p>
      <text:p text:style-name="Preformatted_20_Text"><text:s text:c="3"/>* The executable part of the anaphor, e.g. {'load:'...}</text:p>
      <text:p text:style-name="Preformatted_20_Text"><text:s text:c="5"/>or a list of these</text:p>
      <text:p text:style-name="Preformatted_20_Text"><text:s/>The result is the result of running the anaphor.</text:p>
      <text:p text:style-name="P34"><text:s/></text:p>
      <text:p text:style-name="Heading"><text:soft-page-break/>Example <text:span text:style-name="T57">of to_load</text:span></text:p>
      <text:p text:style-name="P23">in this example, we will run the included QDL script echo2.qdl (in the examples directory of the standard distribution). This simply returns the arguments so you can see how it all works.</text:p>
      <text:p text:style-name="P23">First, make an anaphor (if your script_path is set to include the example directory, you do not need to include it. Here we construct the path in toto just because, from the system info</text:p>
      <text:p text:style-name="Preformatted_20_Text"><text:s text:c="3"/>echo:=info().'boot'.'qdl_home' + '/examples/echo2.qdl'</text:p>
      <text:p text:style-name="Preformatted_20_Text"><text:s text:c="3"/><text:span text:style-name="T52">echo</text:span></text:p>
      <text:p text:style-name="Preformatted_20_Text">/home/ncsa/apps/qdl/examples/echo2.qdl</text:p>
      <text:p text:style-name="Text_20_body"/>
      <text:p text:style-name="P25">Now, create an anaphor. <text:span text:style-name="T53">The </text:span><text:span text:style-name="T46">to_load</text:span><text:span text:style-name="T53"> takes the script from the first argument and packages all the remaining ones into the </text:span><text:span text:style-name="T46">args</text:span><text:span text:style-name="T48"> </text:span><text:span text:style-name="T53">element.</text:span></text:p>
      <text:p text:style-name="Preformatted_20_Text"><text:s text:c="2"/><text:bookmark-start text:name="__DdeLink__504608_2272229002"/><text:s/>x := a#to_load(echo, ['hello','world'])<text:bookmark-end text:name="__DdeLink__504608_2272229002"/></text:p>
      <text:p text:style-name="Preformatted_20_Text"><text:s text:c="3"/><text:span text:style-name="T52">x</text:span></text:p>
      <text:p text:style-name="Preformatted_20_Text">{"qdl":{"args":["hello","world"],"load":"/home/ncsa/apps/qdl/examples/echo2.qdl"}}</text:p>
      <text:p text:style-name="P25"/>
      <text:p text:style-name="P25">Now execute it</text:p>
      <text:p text:style-name="Preformatted_20_Text"><text:s text:c="3"/>a#exec(x)</text:p>
      <text:p text:style-name="Preformatted_20_Text">[hello,world]</text:p>
      <text:p text:style-name="Text_20_body"/>
      <text:p text:style-name="P25">Each element of the list was sent as an argument to the script, which just returned it. Contrast this with sending just a JSON object (line breaks added for readability).</text:p>
      <text:p text:style-name="Preformatted_20_Text"><text:s text:c="3"/>y := a#to_load(echo, {'first':'hello','second':'world'})<text:line-break/> <text:s text:c="2"/>y</text:p>
      <text:p text:style-name="P15">{"qdl":</text:p>
      <text:p text:style-name="P15"><text:s text:c="2"/>{"args":{"first":"hello","second":"world"},</text:p>
      <text:p text:style-name="P15"><text:s text:c="2"/>"load":"/home/ncsa/apps/qdl/examples/echo2.qdl"}</text:p>
      <text:p text:style-name="P15">}</text:p>
      <text:p text:style-name="Preformatted_20_Text"><text:s text:c="3"/>a#exec(y)<text:line-break/>[</text:p>
      <text:p text:style-name="Preformatted_20_Text"><text:s text:c="2"/>{</text:p>
      <text:p text:style-name="Preformatted_20_Text"><text:s text:c="2"/>first:hello,</text:p>
      <text:p text:style-name="Preformatted_20_Text"><text:s text:c="2"/>second:world</text:p>
      <text:p text:style-name="Preformatted_20_Text"><text:s/>}</text:p>
      <text:p text:style-name="Preformatted_20_Text"><text:s/>]</text:p>
      <text:p text:style-name="P24"/>
      <text:p text:style-name="P24">Here, the entire JSON object was turned into a single argument and passed.</text:p>
      <text:p text:style-name="Heading">Example for <text:span text:style-name="T57">to_</text:span>code</text:p>
      <text:p text:style-name="P26"/>
      <text:p text:style-name="P16"><text:s text:c="3"/>a#to_code(['AAA:=2;', 'say(AAA+3);'])</text:p>
      <text:p text:style-name="Preformatted_20_Text">{"qdl":{"code":["AAA:=2;","say(AAA+3);"]}}</text:p>
      <text:p text:style-name="P27"/>
      <text:p text:style-name="P31"><text:span text:style-name="T56">which turns the list of QDL statements into a code anaphor. <text:s/>S</text:span><text:span text:style-name="T54">ince </text:span><text:span text:style-name="T47">exec </text:span>and <text:span text:style-name="T47">to_code </text:span>(or <text:span text:style-name="T47">to_load</text:span>)<text:span text:style-name="T54"> are inverses, you can issue</text:span></text:p>
      <text:p text:style-name="Preformatted_20_Text"><text:soft-page-break/><text:s text:c="3"/>a#exec(a#to_code(['AAA:=2;', 'say(AAA+3);']))<text:line-break/>5</text:p>
      <text:p text:style-name="Text_20_body"/>
      <text:p text:style-name="Standard">Do remember that this snippet is run in is own scope, so which it inherits the current scope, </text:p>
      <text:p text:style-name="Standard">it would not leave AAA defined in your worksp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3:14:41.069679217</meta:creation-date>
    <dc:date>2025-04-29T13:18:22.222926092</dc:date>
    <meta:editing-duration>P3DT14H38M38S</meta:editing-duration>
    <meta:editing-cycles>11</meta:editing-cycles>
    <meta:generator>LibreOffice/24.2.7.2$Linux_X86_64 LibreOffice_project/420$Build-2</meta:generator>
    <meta:document-statistic meta:table-count="0" meta:image-count="0" meta:object-count="0" meta:page-count="5" meta:paragraph-count="110" meta:word-count="1123" meta:character-count="6768" meta:non-whitespace-character-count="5577"/>
  </office:meta>
</office:document-meta>
</file>